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8649" officeooo:paragraph-rsid="00098649"/>
    </style:style>
    <style:style style:name="P2" style:family="paragraph" style:parent-style-name="Standard">
      <style:text-properties officeooo:rsid="000bdffd" officeooo:paragraph-rsid="000bdffd"/>
    </style:style>
    <style:style style:name="P3" style:family="paragraph" style:parent-style-name="Standard">
      <style:text-properties officeooo:rsid="000cb50d" officeooo:paragraph-rsid="000cb50d"/>
    </style:style>
    <style:style style:name="P4" style:family="paragraph" style:parent-style-name="Standard">
      <style:text-properties officeooo:rsid="000cb50d" officeooo:paragraph-rsid="000da83c"/>
    </style:style>
    <style:style style:name="P5" style:family="paragraph" style:parent-style-name="Standard">
      <style:text-properties officeooo:rsid="00098649" officeooo:paragraph-rsid="00098649"/>
    </style:style>
    <style:style style:name="P6" style:family="paragraph" style:parent-style-name="Standard">
      <style:text-properties officeooo:rsid="000e465c" officeooo:paragraph-rsid="000e465c"/>
    </style:style>
    <style:style style:name="P7" style:family="paragraph" style:parent-style-name="Standard">
      <style:text-properties officeooo:rsid="000fbdc3" officeooo:paragraph-rsid="000fbdc3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b122" officeooo:paragraph-rsid="0007b122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e465c" officeooo:paragraph-rsid="000e465c"/>
    </style:style>
    <style:style style:name="P10" style:family="paragraph" style:parent-style-name="Standard">
      <style:paragraph-properties fo:break-before="page" fo:padding="0.074cm" fo:border-left="none" fo:border-right="none" fo:border-top="none" fo:border-bottom="0.06pt solid #000000" style:join-border="false"/>
      <style:text-properties officeooo:rsid="000fbdc3" officeooo:paragraph-rsid="000fbdc3"/>
    </style:style>
    <style:style style:name="T1" style:family="text">
      <style:text-properties officeooo:rsid="000da83c"/>
    </style:style>
    <style:style style:name="T2" style:family="text">
      <style:text-properties officeooo:rsid="000f155e"/>
    </style:style>
    <style:style style:name="T3" style:family="text">
      <style:text-properties officeooo:rsid="00119529"/>
    </style:style>
    <style:style style:name="T4" style:family="text">
      <style:text-properties officeooo:rsid="0012e2f6"/>
    </style:style>
    <style:style style:name="T5" style:family="text">
      <style:text-properties officeooo:rsid="001344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schreiben Sie kurz die Bedeutung der Begriffe „Angriffe“ und „Sicherheitsvorfall“. Nennen sie mögliche Angriffe auf IT-System (mit Erklärung).</text:p>
      <text:p text:style-name="P1"/>
      <text:p text:style-name="P1"/>
      <text:p text:style-name="P1">Als Sicherheitsvorfall wird in unserem Unternehmen/Behörde ein Ereignis bezeichnet, das die Vertraulichkeit, Verfügbarkeit und Integrität unserer Informationen, Geschäftsprozesse, IT-Dienste, IT-Systeme oder IT-Anwendungen mit hohem oder sehr hohem Schutzbedarf derart beeinträchtigt, dass ein großer Schaden für unser Unternehmen / Behörde / Kunden / Geschäftspartner entstehen kann.</text:p>
      <text:p text:style-name="P1"/>
      <text:p text:style-name="P2">8ack.de Sicherheitsfirma. Spezialisiert auf Ddos <text:span text:style-name="T2">(distributed denie of service)</text:span></text:p>
      <text:p text:style-name="P2"/>
      <text:p text:style-name="P3">12.08.15 – 01.09.15 DDos Angriff auf Möbelhändler<text:line-break/><text:line-break/>Möbelhändler hat nach 1 Stunde abgeschaltet</text:p>
      <text:p text:style-name="P3"/>
      <text:p text:style-name="P3">nach 3 tagen kam er zu 8ack.de<text:line-break/>Hoster lassen einen im Stich da andere Server durch die Überlastung auch beeinträchtigt werden<text:line-break/><text:line-break/>Hoster musste gewechselt werden, Schutz von 8ack.de wurde dabei installiert<text:line-break/><text:line-break/>Ddos lief weiter nach 14 Tagen startete 8ack.de eine Analyse der IP‘s.<text:line-break/><text:line-break/>Es war ein Botnetz mit ca. 14.000 aktiven Bots die eine Dynamische IP hatten die sich alle 24h ändert.<text:line-break/><text:line-break/>In den 14 Tagen wurden 1 Milliarde Anfragen abgefangen.</text:p>
      <text:p text:style-name="P3"/>
      <text:p text:style-name="P4">Zeige Diagramm Länder<text:line-break/><text:line-break/><text:span text:style-name="T1">Details: <text:line-break/><text:tab/>- pro bot 3-5 RPS , Max 10<text:line-break/><text:tab/>- zusammen ca 10.000 RPS<text:line-break/><text:tab/>- Useragent wurde zufällig aus einer Liste mit 50 Useragents benutzt<text:line-break/><text:line-break/>Geräte näher Analysieren<text:line-break/>Port 80 (HTTP) und 23 (TELNET) offen<text:line-break/><text:line-break/>mit Curl, ein command line HTTP client verbindung aufgebaut<text:line-break/><text:line-break/>nach ein bisschen googeln es waren Sicherheitskameras<text:line-break/><text:line-break/>durch eine bekannte sicherheitslücke konnte man sich zugriff verschaffen auf die Kameras<text:line-break/><text:line-break/>Sie speicherten den Virus<text:line-break/><text:line-break/>er bestand größtenteils aus C<text:line-break/></text:span><text:soft-page-break/><text:span text:style-name="T1"><text:line-break/>Virustotal: 2/56 erkennungsrate<text:line-break/><text:line-break/>gesteuert wurde der Bot per IRC<text:line-break/><text:line-break/>Unterschiedliche Zahle an aktive Bots ausgelöst durch Instabiles Netz oder unzureichende Leistung</text:span></text:p>
      <text:p text:style-name="P6">Angriff würde dadurch abgebrochen werden<text:line-break/>um dagegen zu wirken wurde einfach ein Script geschrieben das alle 30min den Angriff neustartete<text:line-break/><text:line-break/>Analyse des IRC<text:line-break/><text:line-break/>Bild vom Angriff befehl<text:line-break/><text:line-break/>Chat mit dem Angreifer<text:line-break/><text:line-break/>Bezahlung<text:line-break/><text:line-break/>der Angreifer nannte sein Einkommen durch die Aktionen 9-25€ pro tag<text:line-break/><text:line-break/>Bild Auftrag zeigen</text:p>
      <text:p text:style-name="P9"/>
      <text:p text:style-name="P6"/>
      <text:p text:style-name="P6"/>
      <text:p text:style-name="P10">Sicherheit von Web-API (application instruction)</text:p>
      <text:p text:style-name="P7"/>
      <text:p text:style-name="P7">- ich arbeite momentan nebenbei an einer webseite und benutzte eine api einer firma, die es ermöglich eine webseite bzw deren inhalt in eine facebookseite umzuwandeln.</text:p>
      <text:p text:style-name="P7"/>
      <text:p text:style-name="P7">- <text:span text:style-name="T3">man benutzt dabei deren web-server</text:span></text:p>
      <text:p text:style-name="P7">- <text:span text:style-name="T3">die API ist in eine frontend- und backend-api</text:span></text:p>
      <text:p text:style-name="P7">- <text:span text:style-name="T4">dabei ist zu beachten, dass man bestimme Daten aus dem Backend nicht direkt in der HTML-Seite ablegt</text:span></text:p>
      <text:p text:style-name="P7">- <text:span text:style-name="T4">Diese Daten sind meistens Strings, mit denen benutzerspezifische Daten abfragen ka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07:19:55.585486000</meta:creation-date>
    <dc:date>2016-11-01T09:14:37.597034214</dc:date>
    <meta:editing-duration>PT1H38M38S</meta:editing-duration>
    <meta:editing-cycles>7</meta:editing-cycles>
    <meta:generator>LibreOffice/5.2.2.2.0$Linux_X86_64 LibreOffice_project/20m0$Build-2</meta:generator>
    <meta:document-statistic meta:table-count="0" meta:image-count="0" meta:object-count="0" meta:page-count="3" meta:paragraph-count="13" meta:word-count="373" meta:character-count="2575" meta:non-whitespace-character-count="2189"/>
  </office:meta>
</office:document-meta>
</file>